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ab36" officeooo:paragraph-rsid="001cab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Rendering changed with next js</text:p>
      <text:p text:style-name="P1">2. mobile page creation task1 and Task2 without next js -&gt;available in repository – my-app</text:p>
      <text:p text:style-name="P1"><text:s text:c="4"/><text:a xlink:type="simple" xlink:href="https://github.com/Archana-Rawat/my-app" text:style-name="Internet_20_link" text:visited-style-name="Visited_20_Internet_20_Link">https://github.com/Archana-Rawat/my-app</text:a></text:p>
      <text:p text:style-name="P1">3. To run task 2 with next js -&gt; npm install</text:p>
      <text:p text:style-name="P1"><text:tab/><text:tab/><text:tab/> <text:s text:c="8"/>-&gt; npm run dev</text:p>
      <text:p text:style-name="P1"/>
      <text:p text:style-name="P1">http://localhost:3000/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22:04:09.379105689</meta:creation-date>
    <dc:date>2019-09-12T22:07:37.578877516</dc:date>
    <meta:editing-duration>PT3M28S</meta:editing-duration>
    <meta:editing-cycles>1</meta:editing-cycles>
    <meta:document-statistic meta:table-count="0" meta:image-count="0" meta:object-count="0" meta:page-count="1" meta:paragraph-count="6" meta:word-count="37" meta:character-count="260" meta:non-whitespace-character-count="210"/>
    <meta:generator>LibreOffice/5.1.6.2$Linux_X86_64 LibreOffice_project/10m0$Build-2</meta:generator>
  </office:meta>
</office:document-meta>
</file>